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2379f4" officeooo:paragraph-rsid="00163901"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f051a" officeooo:paragraph-rsid="00163901" style:font-size-asian="12.25pt" style:font-weight-asian="bold" style:font-size-complex="14pt" style:font-weight-complex="bold"/>
    </style:style>
    <style:style style:name="P3" style:family="paragraph" style:parent-style-name="Standard">
      <style:paragraph-properties fo:text-align="end" style:justify-single-word="false"/>
      <style:text-properties officeooo:rsid="001f051a" officeooo:paragraph-rsid="00163901"/>
    </style:style>
    <style:style style:name="P4" style:family="paragraph" style:parent-style-name="Standard">
      <style:paragraph-properties fo:text-align="center" style:justify-single-word="false"/>
      <style:text-properties fo:font-size="18pt" fo:font-weight="bold" officeooo:rsid="002e8b13" officeooo:paragraph-rsid="00163901"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3pt" fo:font-weight="normal" officeooo:paragraph-rsid="00163901"/>
    </style:style>
    <style:style style:name="P6" style:family="paragraph" style:parent-style-name="Standard">
      <style:paragraph-properties fo:text-align="start" style:justify-single-word="false"/>
      <style:text-properties fo:color="#9cdcfe" loext:opacity="100%" style:font-name="Droid Sans Mono" fo:font-size="10.5pt" fo:font-weight="normal" officeooo:rsid="001fb774" officeooo:paragraph-rsid="00163901" fo:background-color="#1e1e1e"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2pt" fo:font-weight="normal" officeooo:rsid="00163901" officeooo:paragraph-rsid="0016390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3901" officeooo:paragraph-rsid="001824e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24e1" officeooo:paragraph-rsid="001824e1" style:font-size-asian="10.5pt" style:font-weight-asian="normal" style:font-size-complex="12pt" style:font-weight-complex="normal"/>
    </style:style>
    <style:style style:name="T1" style:family="text">
      <style:text-properties officeooo:rsid="001fb774" style:font-size-asian="13pt" style:font-weight-asian="normal" style:font-size-complex="13pt" style:font-weight-complex="normal"/>
    </style:style>
    <style:style style:name="T2" style:family="text">
      <style:text-properties officeooo:rsid="00163901"/>
    </style:style>
    <style:style style:name="T3" style:family="text">
      <style:text-properties officeooo:rsid="001824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icja Kubiszyn, 318685</text:p>
      <text:p text:style-name="P4">Gra w kółko i krzyżyk</text:p>
      <text:p text:style-name="P2"/>
      <text:p text:style-name="P2">1. Opis algorytmu <text:span text:style-name="T2">Minimax</text:span></text:p>
      <text:p text:style-name="P2"/>
      <text:p text:style-name="P9">W moim programie krzyżyk reprezentowany jest przez wartość 1 i szukana jest dla niego maksymalna wartość, a kółko – 1 i szukana jest dla niego minimalna wartość. Ważne są dwie klasy – player, która reprezentuje gracza oraz state, która reprezentuje stan gry.</text:p>
      <text:p text:style-name="P2"/>
      <text:p text:style-name="P7">Główny schemat algorytmu minimax umieściłam w pliku minimax_algorithm w funkcji minimax. </text:p>
      <text:p text:style-name="P8">Najpierw algorytm sprawdza, czy jesteśmy w stanie terminalnym. Jeśli tak (i gra zakończyła się, bo któryś z graczy wygrał) zwracana jest jak największa lub jak najmniejsza wartość – w zależności od tego, który z graczy wygrał, ale też brane jest pod uwagę czy wygrana należy do gracza, który teraz ma wykonać ruch, czy do przeciwnika. Jeśli terminalny stan jest spowodowany remisem, zwracana jest wartość funkcji heurystycznej (funkcja ta była podana na wykładzie). Tak samo, wartość funkcji heurystycznej jest zwracana, jeśli głębokość wyniesie 0. Następnie ustawiane są dzieci stanu – czyli każdy potencjalny ruch, który może się wydarzyć, a potem wywoływany jest rekurencyjnie minimax dla wszystkich potomków state (zmieniany jest również <text:span text:style-name="T3">gracz na przeciwnika). Wyniki umieszczane są w tablicy gracza moves, a następnie wybierany jest najlepszy spośród nich.</text:span> </text:p>
      <text:p text:style-name="P5"><text:span text:style-name="T1"/></text:p>
      <text:p text:style-name="P6"/>
      <text:p text:style-name="P6"/>
      <text:p text:style-name="P1">2. Opis planowanych eksperymentów</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1:52:54.808564852</meta:creation-date>
    <dc:date>2022-11-24T02:11:07.928706291</dc:date>
    <meta:editing-duration>PT5M32S</meta:editing-duration>
    <meta:editing-cycles>1</meta:editing-cycles>
    <meta:generator>LibreOffice/7.3.6.2$Linux_X86_64 LibreOffice_project/30$Build-2</meta:generator>
    <meta:document-statistic meta:table-count="0" meta:image-count="0" meta:object-count="0" meta:page-count="1" meta:paragraph-count="7" meta:word-count="192" meta:character-count="1311" meta:non-whitespace-character-count="1120"/>
  </office:meta>
</office:document-meta>
</file>